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style:text-line-through-style="solid" fo:language="ru" fo:country="RU"/>
    </style:style>
    <style:style style:name="T5" style:family="text">
      <style:text-properties style:text-line-through-style="none" fo:language="ru" fo:country="RU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cc00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0066ff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единения хранятся в <text:span text:style-name="T1">nav_map.covers (</text:span><text:span text:style-name="T3">или в </text:span><text:span text:style-name="T1">level.bin </text:span><text:span text:style-name="T3">в 2033 версии), в двух секциях: </text:span><text:span text:style-name="T2">ulinks</text:span><text:span text:style-name="T1"> </text:span><text:span text:style-name="T3">и </text:span><text:span text:style-name="T2">ulinks_pe</text:span><text:span text:style-name="T1">.</text:span></text:p>
      <text:p text:style-name="P1"/>
      <text:p text:style-name="Standard"><text:span text:style-name="T3">Первая секция, </text:span><text:span text:style-name="T2">ulinks</text:span><text:span text:style-name="T1">, </text:span><text:span text:style-name="T3">содержит соединения сделанные человеком, <text:s/>которые используются для анимации. Вторая секция, </text:span><text:span text:style-name="T2">ulinks_pe</text:span><text:span text:style-name="T1">, </text:span><text:span text:style-name="T3">я так понимаю содежит соединения которые нужны для работы </text:span><text:span text:style-name="T1">AI </text:span><text:span text:style-name="T3">и генерируется автоматически на основе данных из первой.</text:span></text:p>
      <text:p text:style-name="P2"/>
      <text:p text:style-name="Standard"><text:span text:style-name="T3">Допустим в </text:span><text:span text:style-name="T1">ulinks о</text:span><text:span text:style-name="T3">пределена такая цепочка (или путь) из укрытий:</text:span></text:p>
      <text:p text:style-name="P2"/>
      <text:p text:style-name="P2"><draw:line text:anchor-type="paragraph" draw:z-index="6" draw:style-name="gr2" draw:text-style-name="P3" svg:x1="9.541cm" svg:y1="4.18cm" svg:x2="8.119cm" svg:y2="1.755cm"><text:p/></draw:line><draw:line text:anchor-type="paragraph" draw:z-index="5" draw:style-name="gr2" draw:text-style-name="P3" svg:x1="7.091cm" svg:y1="1.755cm" svg:x2="5.376cm" svg:y2="1.926cm"><text:p/></draw:line><draw:line text:anchor-type="paragraph" draw:z-index="4" draw:style-name="gr2" draw:text-style-name="P3" svg:x1="4.321cm" svg:y1="2.293cm" svg:x2="2.582cm" svg:y2="3.641cm"><text:p/></draw:line><draw:custom-shape text:anchor-type="paragraph" draw:z-index="0" draw:style-name="gr1" draw:text-style-name="P3" svg:width="1.153cm" svg:height="1.153cm" svg:x="1.431cm" svg:y="3.2cm"><text:p text:style-name="P3">1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" svg:width="1.056cm" svg:height="1.056cm" svg:x="4.322cm" svg:y="1.535cm"><text:p text:style-name="P3">2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3" svg:width="1.029cm" svg:height="1.029cm" svg:x="7.091cm" svg:y="1.215cm"><text:p text:style-name="P3">3</text:p><draw:enhanced-geometry svg:viewBox="0 0 21600 21600" draw:type="rectangle" draw:enhanced-path="M 0 0 L 21600 0 21600 21600 0 21600 0 0 Z N"/></draw:custom-shape><draw:custom-shape text:anchor-type="paragraph" draw:z-index="3" draw:style-name="gr1" draw:text-style-name="P3" svg:width="1.274cm" svg:height="1.274cm" svg:x="9.541cm" svg:y="3.641cm"><text:p text:style-name="P3">4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В таком случае в </text:span><text:span text:style-name="T2">ulinks_pe</text:span><text:span text:style-name="T1"> </text:span><text:span text:style-name="T3">можно будет наблюдать подобную картину:</text:span></text:p>
      <text:p text:style-name="P2"/>
      <text:p text:style-name="P2"><draw:line text:anchor-type="paragraph" draw:z-index="16" draw:style-name="gr2" draw:text-style-name="P3" svg:x1="9.541cm" svg:y1="4.207cm" svg:x2="5.376cm" svg:y2="2.101cm"><text:p/></draw:line><draw:line text:anchor-type="paragraph" draw:z-index="15" draw:style-name="gr2" draw:text-style-name="P3" svg:x1="9.541cm" svg:y1="4.722cm" svg:x2="2.582cm" svg:y2="3.815cm"><text:p/></draw:line><draw:line text:anchor-type="paragraph" draw:z-index="14" draw:style-name="gr2" draw:text-style-name="P3" svg:x1="7.091cm" svg:y1="2.244cm" svg:x2="2.582cm" svg:y2="3.816cm"><text:p/></draw:line><draw:line text:anchor-type="paragraph" draw:z-index="13" draw:style-name="gr2" draw:text-style-name="P3" svg:x1="9.541cm" svg:y1="3.641cm" svg:x2="8.119cm" svg:y2="1.953cm"><text:p/></draw:line><draw:line text:anchor-type="paragraph" draw:z-index="12" draw:style-name="gr2" draw:text-style-name="P3" svg:x1="7.091cm" svg:y1="1.782cm" svg:x2="5.376cm" svg:y2="2.101cm"><text:p/></draw:line><draw:line text:anchor-type="paragraph" draw:z-index="11" draw:style-name="gr2" draw:text-style-name="P3" svg:x1="4.321cm" svg:y1="2.321cm" svg:x2="2.582cm" svg:y2="3.815cm"><text:p/></draw:line><draw:custom-shape text:anchor-type="paragraph" draw:z-index="10" draw:style-name="gr1" draw:text-style-name="P3" svg:width="1.274cm" svg:height="1.274cm" svg:x="9.541cm" svg:y="3.641cm"><text:p text:style-name="P3">4</text:p><draw:enhanced-geometry svg:viewBox="0 0 21600 21600" draw:type="rectangle" draw:enhanced-path="M 0 0 L 21600 0 21600 21600 0 21600 0 0 Z N"/></draw:custom-shape><draw:custom-shape text:anchor-type="paragraph" draw:z-index="9" draw:style-name="gr1" draw:text-style-name="P3" svg:width="1.029cm" svg:height="1.029cm" svg:x="7.091cm" svg:y="1.215cm"><text:p text:style-name="P3">3</text:p><draw:enhanced-geometry svg:viewBox="0 0 21600 21600" draw:type="rectangle" draw:enhanced-path="M 0 0 L 21600 0 21600 21600 0 21600 0 0 Z N"/></draw:custom-shape><draw:custom-shape text:anchor-type="paragraph" draw:z-index="8" draw:style-name="gr1" draw:text-style-name="P3" svg:width="1.056cm" svg:height="1.056cm" svg:x="4.322cm" svg:y="1.535cm"><text:p text:style-name="P3">2</text:p><draw:enhanced-geometry svg:viewBox="0 0 21600 21600" draw:type="rectangle" draw:enhanced-path="M 0 0 L 21600 0 21600 21600 0 21600 0 0 Z N"/></draw:custom-shape><draw:custom-shape text:anchor-type="paragraph" draw:z-index="7" draw:style-name="gr1" draw:text-style-name="P3" svg:width="1.153cm" svg:height="1.153cm" svg:x="1.431cm" svg:y="3.2cm"><text:p text:style-name="P3">1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То есть для укрытия создаются прямые соединения со всеми остальными укрытиями в которые можно перейти по соединениям из первой секции </text:span><text:span text:style-name="T2">ulinks</text:span><text:span text:style-name="T3">. Также у каждого соединения в </text:span><text:span text:style-name="T2">ulinks_pe</text:span><text:span text:style-name="T1"> </text:span><text:span text:style-name="T3">имеется параметр </text:span><text:span text:style-name="T2">cost</text:span><text:span text:style-name="T1">, </text:span><text:span text:style-name="T4">который я так понимаю получается из функции iMesh::calculatePathfindingCostForLine (уточнить) </text:span><text:span text:style-name="T5"><text:s/>Не, фигня. В 5.16 версии нет такой функции</text:span></text:p>
      <text:p text:style-name="P2"/>
      <text:p text:style-name="P2">Однако соединения с укрытиями которые расположены вне навигационной модели (АИ-карты) не создаются. Тем не менее если два укрытия связанные с АИ картой соеденены между собой через третье укрытие, которое с аи-картой НЕ связано, соеденение будет создано. <text:s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pan text:style-name="T3">Рассмотрим такой случай: в </text:span><text:span text:style-name="T2">ulinks</text:span><text:span text:style-name="T1"> </text:span><text:span text:style-name="T3">есть цепочка из укрытий, первое и четвёртое раположены на АИ-карте (</text:span><text:span text:style-name="T1">в</text:span><text:span text:style-name="T3">ыделены зелёным), второе и третье нет (выделены синим).</text:span></text:p>
      <text:p text:style-name="P2"><draw:line text:anchor-type="paragraph" draw:z-index="23" draw:style-name="gr2" draw:text-style-name="P3" svg:x1="9.541cm" svg:y1="4.18cm" svg:x2="8.119cm" svg:y2="1.755cm"><text:p/></draw:line><draw:line text:anchor-type="paragraph" draw:z-index="22" draw:style-name="gr2" draw:text-style-name="P3" svg:x1="7.091cm" svg:y1="1.755cm" svg:x2="5.376cm" svg:y2="1.926cm"><text:p/></draw:line><draw:line text:anchor-type="paragraph" draw:z-index="21" draw:style-name="gr2" draw:text-style-name="P3" svg:x1="4.321cm" svg:y1="2.293cm" svg:x2="2.582cm" svg:y2="3.641cm"><text:p/></draw:line><draw:custom-shape text:anchor-type="paragraph" draw:z-index="20" draw:style-name="gr3" draw:text-style-name="P3" svg:width="1.274cm" svg:height="1.274cm" svg:x="9.541cm" svg:y="3.641cm"><text:p text:style-name="P3">4</text:p><draw:enhanced-geometry svg:viewBox="0 0 21600 21600" draw:type="rectangle" draw:enhanced-path="M 0 0 L 21600 0 21600 21600 0 21600 0 0 Z N"/></draw:custom-shape><draw:custom-shape text:anchor-type="paragraph" draw:z-index="19" draw:style-name="gr4" draw:text-style-name="P3" svg:width="1.029cm" svg:height="1.029cm" svg:x="7.091cm" svg:y="1.215cm"><text:p text:style-name="P3">3</text:p><draw:enhanced-geometry svg:viewBox="0 0 21600 21600" draw:type="rectangle" draw:enhanced-path="M 0 0 L 21600 0 21600 21600 0 21600 0 0 Z N"/></draw:custom-shape><draw:custom-shape text:anchor-type="paragraph" draw:z-index="18" draw:style-name="gr4" draw:text-style-name="P3" svg:width="1.056cm" svg:height="1.056cm" svg:x="4.322cm" svg:y="1.535cm"><text:p text:style-name="P3">2</text:p><draw:enhanced-geometry svg:viewBox="0 0 21600 21600" draw:type="rectangle" draw:enhanced-path="M 0 0 L 21600 0 21600 21600 0 21600 0 0 Z N"/></draw:custom-shape><draw:custom-shape text:anchor-type="paragraph" draw:z-index="17" draw:style-name="gr3" draw:text-style-name="P3" svg:width="1.153cm" svg:height="1.153cm" svg:x="1.431cm" svg:y="3.2cm"><text:p text:style-name="P3">1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В таком случае в </text:span><text:span text:style-name="T2">ulinks_pe</text:span><text:span text:style-name="T1"> </text:span><text:span text:style-name="T3">будет создано всего одно соедениение ведущее из первого укрытия в четвёртое.</text:span></text:p>
      <text:p text:style-name="P2"/>
      <text:p text:style-name="P2"/>
      <text:p text:style-name="P2"><draw:custom-shape text:anchor-type="paragraph" draw:z-index="24" draw:style-name="gr3" draw:text-style-name="P3" svg:width="1.153cm" svg:height="1.153cm" svg:x="1.431cm" svg:y="3.2cm"><text:p text:style-name="P3">1</text:p><draw:enhanced-geometry svg:viewBox="0 0 21600 21600" draw:type="rectangle" draw:enhanced-path="M 0 0 L 21600 0 21600 21600 0 21600 0 0 Z N"/></draw:custom-shape><draw:custom-shape text:anchor-type="paragraph" draw:z-index="25" draw:style-name="gr4" draw:text-style-name="P3" svg:width="1.056cm" svg:height="1.056cm" svg:x="4.322cm" svg:y="1.535cm"><text:p text:style-name="P3">2</text:p><draw:enhanced-geometry svg:viewBox="0 0 21600 21600" draw:type="rectangle" draw:enhanced-path="M 0 0 L 21600 0 21600 21600 0 21600 0 0 Z N"/></draw:custom-shape><draw:custom-shape text:anchor-type="paragraph" draw:z-index="26" draw:style-name="gr4" draw:text-style-name="P3" svg:width="1.029cm" svg:height="1.029cm" svg:x="7.091cm" svg:y="1.215cm"><text:p text:style-name="P3">3</text:p><draw:enhanced-geometry svg:viewBox="0 0 21600 21600" draw:type="rectangle" draw:enhanced-path="M 0 0 L 21600 0 21600 21600 0 21600 0 0 Z N"/></draw:custom-shape><draw:custom-shape text:anchor-type="paragraph" draw:z-index="27" draw:style-name="gr3" draw:text-style-name="P3" svg:width="1.274cm" svg:height="1.274cm" svg:x="9.541cm" svg:y="3.641cm"><text:p text:style-name="P3">4</text:p><draw:enhanced-geometry svg:viewBox="0 0 21600 21600" draw:type="rectangle" draw:enhanced-path="M 0 0 L 21600 0 21600 21600 0 21600 0 0 Z N"/></draw:custom-shape><draw:line text:anchor-type="paragraph" draw:z-index="28" draw:style-name="gr2" draw:text-style-name="P3" svg:x1="9.541cm" svg:y1="4.246cm" svg:x2="2.582cm" svg:y2="3.78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Arial1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8T01:51:52.63</meta:creation-date>
    <dc:date>2024-11-26T14:42:43.43</dc:date>
    <meta:editing-duration>PT47M21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2" meta:paragraph-count="8" meta:word-count="190" meta:character-count="1336"/>
  </office:meta>
</office:document-meta>
</file>